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 fo:font-size="11pt" fo:language="de" fo:country="DE" officeooo:rsid="0006bc84" officeooo:paragraph-rsid="0006bc84" style:font-size-asian="11pt" style:font-size-complex="11pt"/>
    </style:style>
    <style:style style:name="P2" style:family="paragraph" style:parent-style-name="Text_20_body">
      <style:text-properties style:font-name="Arial" fo:font-size="11pt" fo:language="de" fo:country="DE" officeooo:rsid="0006bc84" officeooo:paragraph-rsid="0006f285" style:font-size-asian="11pt" style:font-size-complex="11pt"/>
    </style:style>
    <style:style style:name="P3" style:family="paragraph" style:parent-style-name="Text_20_body">
      <style:text-properties style:font-name="Arial" fo:font-size="11pt" fo:language="de" fo:country="DE" officeooo:rsid="0006bc84" officeooo:paragraph-rsid="0006bc84" style:font-size-asian="11pt" style:font-size-complex="11pt"/>
    </style:style>
    <style:style style:name="P4" style:family="paragraph" style:parent-style-name="Text_20_body">
      <style:text-properties style:font-name="Arial" fo:font-size="11pt" fo:language="de" fo:country="DE" officeooo:rsid="0006f285" officeooo:paragraph-rsid="0006f285" style:font-size-asian="11pt" style:font-size-complex="11pt"/>
    </style:style>
    <style:style style:name="P5" style:family="paragraph" style:parent-style-name="Text_20_body">
      <style:text-properties style:font-name="Arial" fo:font-size="11pt" fo:language="de" fo:country="DE" officeooo:rsid="00078a11" officeooo:paragraph-rsid="00078a11" style:font-size-asian="11pt" style:font-size-complex="11pt"/>
    </style:style>
    <style:style style:name="P6" style:family="paragraph" style:parent-style-name="Text_20_body">
      <style:text-properties style:font-name="Arial" fo:font-size="11pt" fo:language="de" fo:country="DE" officeooo:rsid="000989da" officeooo:paragraph-rsid="000989da" style:font-size-asian="11pt" style:font-size-complex="11pt"/>
    </style:style>
    <style:style style:name="P7" style:family="paragraph" style:parent-style-name="Text_20_body">
      <style:text-properties style:font-name="Arial" fo:font-size="11pt" officeooo:paragraph-rsid="00078a11" style:font-size-asian="11pt" style:font-size-complex="11pt"/>
    </style:style>
    <style:style style:name="P8" style:family="paragraph" style:parent-style-name="Text_20_body">
      <style:text-properties style:font-name="Arial" fo:font-size="13pt" fo:language="de" fo:country="DE" fo:font-weight="bold" officeooo:rsid="0006bc84" officeooo:paragraph-rsid="0006bc84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Arial" fo:font-size="13pt" fo:language="de" fo:country="DE" fo:font-weight="bold" officeooo:rsid="00078a11" officeooo:paragraph-rsid="00078a11" style:font-size-asian="13pt" style:font-weight-asian="bold" style:font-size-complex="13pt" style:font-weight-complex="bold"/>
    </style:style>
    <style:style style:name="T1" style:family="text">
      <style:text-properties officeooo:rsid="0006bc84"/>
    </style:style>
    <style:style style:name="T2" style:family="text">
      <style:text-properties fo:language="de" fo:country="DE" officeooo:rsid="00078a11"/>
    </style:style>
    <style:style style:name="T3" style:family="text">
      <style:text-properties officeooo:rsid="0006f285"/>
    </style:style>
    <style:style style:name="T4" style:family="text">
      <style:text-properties officeooo:rsid="00078a11"/>
    </style:style>
    <style:style style:name="T5" style:family="text">
      <style:text-properties fo:color="#008000" fo:font-weight="bold" fo:background-color="#f7faff" loext:char-shading-value="0"/>
    </style:style>
    <style:style style:name="T6" style:family="text">
      <style:text-properties officeooo:rsid="00085e41"/>
    </style:style>
    <style:style style:name="T7" style:family="text">
      <style:text-properties officeooo:rsid="000b7c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lche Parameter benötigt der Crawler?</text:p>
      <text:list xml:id="list6725429562525152496" text:style-name="L1">
        <text:list-item>
          <text:p text:style-name="P1">Start URI (Uniform Resource Identifier)</text:p>
        </text:list-item>
        <text:list-item>
          <text:p text:style-name="P1">Recursion (Wie häufig sollen Ergebnisse nach folge URI‘s durchsucht werden)</text:p>
        </text:list-item>
      </text:list>
      <text:p text:style-name="P8">Wie wird der Crawler angewendet?</text:p>
      <text:p text:style-name="P2">Als <text:span text:style-name="T6">E</text:span>rstes muss mit der statischen Methode „addToWhiteList“ dem Crawler mit Hilfe von <text:line-break/>Regex-Suchmustern mitgeteilt werden welche URI‘s gespeichert werden soll<text:span text:style-name="T7">en</text:span>.</text:p>
      <text:p text:style-name="P7"><text:span text:style-name="T2">Das Suchmuster für den Spiegel ist zum Beispiel </text:span><text:span text:style-name="T5">#[^s]spiegel\.de#i</text:span></text:p>
      <text:p text:style-name="P3">Wenn der Crawler konstruiert wird, startet der komplette Prozess automatisch.</text:p>
      <text:p text:style-name="P6">Es gibt dazunoch einen Debugmode wo <text:span text:style-name="T7">d</text:span>er aktuelle Stand des Crawlers ausgeben wird um Probleme zu sehen. Jede URI die geladen wird gibt der Crawler dann mit der zum downloaden benötigten Zeit aus.</text:p>
      <text:p text:style-name="P9">Wie arbeitet der Crawler?</text:p>
      <text:p text:style-name="P3">Der erste Schritt des Crawlers ist es die robots.txt der Website auszulesen. Sollte angegeben sein das Roboter auf dieser Seite nicht erwünscht sind, wird der Crawler dies<text:span text:style-name="T3">en Anweisungen folgen.</text:span></text:p>
      <text:p text:style-name="P4">Danach speichert der Crawler den HTML-Quelltext der Website temporär. </text:p>
      <text:p text:style-name="P4">Anschließend werden mit <text:span text:style-name="T1">Regex-Suchmustern </text:span>alle „a-Tags“ aus dem Quelltext gefiltert, danach <text:span text:style-name="T7">wird </text:span>mit einem anderen Suchmuster d<text:span text:style-name="T7">as </text:span>Ziel <text:span text:style-name="T7">Attribute des</text:span> Tag<text:span text:style-name="T7">s</text:span> ausgelesen.</text:p>
      <text:p text:style-name="P4">Jede gefundene URI <text:span text:style-name="T4">durchläuft den selben Prozess bis die erwünschte Recursion erreicht ist.</text:span></text:p>
      <text:p text:style-name="P4"><text:span text:style-name="T4">Die Ergebnisse </text:span>werden anschließend mit dem Datanbank-Objekt in die „crawleruri“ Tabelle gespeichert.</text:p>
      <text:p text:style-name="P5">Für einen regelmäßigen Gebrauch wird noch die „cleanDatabase“ Methode benötigt diese wird nach dem Sammeln von Uri‘s verwendet. Es werden hier lediglich doppelte Einträge aus der Datenbank entfer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12:11.181000000</meta:creation-date>
    <dc:date>2017-04-22T18:42:38.430000000</dc:date>
    <meta:editing-duration>PT5H10M34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217" meta:character-count="1530" meta:non-whitespace-character-count="1328"/>
  </office:meta>
</office:document-meta>
</file>